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3.50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Comma" style:data-style-name="N3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</style:style>
    <style:style style:name="ce114" style:family="table-cell" style:parent-style-name="Comma" style:data-style-name="N3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</style:style>
    <style:style style:name="ce11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7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3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44"/>
          <table:covered-table-cell table:style-name="ce143"/>
          <table:covered-table-cell table:number-columns-repeated="2" table:style-name="ce4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103" table:number-columns-repeated="3"/>
          <table:table-cell table:style-name="ce125"/>
          <table:table-cell table:style-name="ce129"/>
          <table:table-cell table:style-name="ce133"/>
          <table:table-cell table:style-name="ce140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 Retención en la Fuente " calcext:value-type="string">
            <text:p><text:s text:c="2"/>Retención en la Fuente <text:s/></text:p>
          </table:table-cell>
          <table:table-cell table:style-name="ce18"/>
          <table:table-cell table:style-name="ce104" table:number-columns-repeated="3"/>
          <table:table-cell table:style-name="ce126"/>
          <table:table-cell table:style-name="ce10"/>
          <table:table-cell table:style-name="ce82" office:value-type="string" office:string-value=" Retención en la Fuente " calcext:value-type="string">
            <text:p><text:s text:c="2"/>Retención en la Fuente <text:s/></text:p>
          </table:table-cell>
          <table:table-cell table:style-name="ce141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2" calcext:value-type="float">
            <text:p>201050101002 </text:p>
          </table:table-cell>
          <table:table-cell table:style-name="ce83" office:value-type="string" office:string-value=" Retención  Fuente 1%, pago transporte                                            " calcext:value-type="string">
            <text:p><text:s text:c="2"/>Retención <text:s/>Fuente 1%, pago transporte <text:s text:c="44"/></text:p>
          </table:table-cell>
          <table:table-cell table:style-name="ce26"/>
          <table:table-cell table:style-name="ce105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1]-[.E11]+[.F11]" office:value-type="float" office:value="0" calcext:value-type="float">
            <text:p>0</text:p>
          </table:table-cell>
          <table:table-cell table:style-name="ce11" office:value-type="float" office:value="201050101002" calcext:value-type="float">
            <text:p>201050101002 </text:p>
          </table:table-cell>
          <table:table-cell table:style-name="ce83" office:value-type="string" office:string-value=" Retención  Fuente 1%, pago transporte                                            " calcext:value-type="string">
            <text:p><text:s text:c="2"/>Retención <text:s/>Fuente 1%, pago transporte <text:s text:c="44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3" calcext:value-type="float">
            <text:p>201050101003 </text:p>
          </table:table-cell>
          <table:table-cell table:style-name="ce83" office:value-type="string" office:string-value=" Retención  Fuente 2%, mano de obra                                               " calcext:value-type="string">
            <text:p><text:s text:c="2"/>Retención <text:s/>Fuente 2%, mano de obra <text:s text:c="47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2]-[.E12]+[.F12]" office:value-type="float" office:value="0" calcext:value-type="float">
            <text:p>0</text:p>
          </table:table-cell>
          <table:table-cell table:style-name="ce11" office:value-type="float" office:value="201050101003" calcext:value-type="float">
            <text:p>201050101003 </text:p>
          </table:table-cell>
          <table:table-cell table:style-name="ce83" office:value-type="string" office:string-value=" Retención  Fuente 2%, mano de obra                                               " calcext:value-type="string">
            <text:p><text:s text:c="2"/>Retención <text:s/>Fuente 2%, mano de obra <text:s text:c="47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4" calcext:value-type="float">
            <text:p>201050101004 </text:p>
          </table:table-cell>
          <table:table-cell table:style-name="ce83" office:value-type="string" office:string-value=" Retención  Fuente 8%, servicios con predominio de intelecto                      " calcext:value-type="string">
            <text:p><text:s text:c="2"/>Retención <text:s/>Fuente 8%, servicios con predominio de intelecto <text:s text:c="22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3]-[.E13]+[.F13]" office:value-type="float" office:value="0" calcext:value-type="float">
            <text:p>0</text:p>
          </table:table-cell>
          <table:table-cell table:style-name="ce11" office:value-type="float" office:value="201050101004" calcext:value-type="float">
            <text:p>201050101004 </text:p>
          </table:table-cell>
          <table:table-cell table:style-name="ce83" office:value-type="string" office:string-value=" Retención  Fuente 8%, servicios con predominio de intelecto                      " calcext:value-type="string">
            <text:p><text:s text:c="2"/>Retención <text:s/>Fuente 8%, servicios con predominio de intelecto <text:s text:c="22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5" calcext:value-type="float">
            <text:p>201050101005 </text:p>
          </table:table-cell>
          <table:table-cell table:style-name="ce83" office:value-type="string" office:string-value=" Retención  Fuente 10%, honorarios personas naturales                             " calcext:value-type="string">
            <text:p><text:s text:c="2"/>Retención <text:s/>Fuente 10%, honorarios personas naturales <text:s text:c="29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4]-[.E14]+[.F14]" office:value-type="float" office:value="0" calcext:value-type="float">
            <text:p>0</text:p>
          </table:table-cell>
          <table:table-cell table:style-name="ce11" office:value-type="float" office:value="201050101005" calcext:value-type="float">
            <text:p>201050101005 </text:p>
          </table:table-cell>
          <table:table-cell table:style-name="ce83" office:value-type="string" office:string-value=" Retención  Fuente 10%, honorarios personas naturales                             " calcext:value-type="string">
            <text:p><text:s text:c="2"/>Retención <text:s/>Fuente 10%, honorarios personas naturales <text:s text:c="29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7" calcext:value-type="float">
            <text:p>201050101007 </text:p>
          </table:table-cell>
          <table:table-cell table:style-name="ce83" office:value-type="string" office:string-value=" Retención Fuente 1%, compra bienes muebles                                       " calcext:value-type="string">
            <text:p><text:s text:c="2"/>Retención Fuente 1%, compra bienes muebles <text:s text:c="39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5]-[.E15]+[.F15]" office:value-type="float" office:value="0" calcext:value-type="float">
            <text:p>0</text:p>
          </table:table-cell>
          <table:table-cell table:style-name="ce11" office:value-type="float" office:value="201050101007" calcext:value-type="float">
            <text:p>201050101007 </text:p>
          </table:table-cell>
          <table:table-cell table:style-name="ce83" office:value-type="string" office:string-value=" Retención Fuente 1%, compra bienes muebles                                       " calcext:value-type="string">
            <text:p><text:s text:c="2"/>Retención Fuente 1%, compra bienes muebles <text:s text:c="39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8" calcext:value-type="float">
            <text:p>201050101008 </text:p>
          </table:table-cell>
          <table:table-cell table:style-name="ce83" office:value-type="string" office:string-value=" Retención Fuente, 8% arrendamiento inmuebles                                     " calcext:value-type="string">
            <text:p><text:s text:c="2"/>Retención Fuente, 8% arrendamiento inmuebles <text:s text:c="37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6]-[.E16]+[.F16]" office:value-type="float" office:value="0" calcext:value-type="float">
            <text:p>0</text:p>
          </table:table-cell>
          <table:table-cell table:style-name="ce11" office:value-type="float" office:value="201050101008" calcext:value-type="float">
            <text:p>201050101008 </text:p>
          </table:table-cell>
          <table:table-cell table:style-name="ce83" office:value-type="string" office:string-value=" Retención Fuente, 8% arrendamiento inmuebles                                     " calcext:value-type="string">
            <text:p><text:s text:c="2"/>Retención Fuente, 8% arrendamiento inmuebles <text:s text:c="37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09" calcext:value-type="float">
            <text:p>201050101009 </text:p>
          </table:table-cell>
          <table:table-cell table:style-name="ce83" office:value-type="string" office:string-value=" Retención Fuente 1%, seguros                                                     " calcext:value-type="string">
            <text:p><text:s text:c="2"/>Retención Fuente 1%, seguros <text:s text:c="53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7]-[.E17]+[.F17]" office:value-type="float" office:value="0" calcext:value-type="float">
            <text:p>0</text:p>
          </table:table-cell>
          <table:table-cell table:style-name="ce11" office:value-type="float" office:value="201050101009" calcext:value-type="float">
            <text:p>201050101009 </text:p>
          </table:table-cell>
          <table:table-cell table:style-name="ce83" office:value-type="string" office:string-value=" Retención Fuente 1%, seguros                                                     " calcext:value-type="string">
            <text:p><text:s text:c="2"/>Retención Fuente 1%, seguros <text:s text:c="53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2" calcext:value-type="float">
            <text:p>201050101012 </text:p>
          </table:table-cell>
          <table:table-cell table:style-name="ce83" office:value-type="string" office:string-value=" Retención Fuente 1%, otros pagos                                                 " calcext:value-type="string">
            <text:p><text:s text:c="2"/>Retención Fuente 1%, otros pagos <text:s text:c="49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8]-[.E18]+[.F18]" office:value-type="float" office:value="0" calcext:value-type="float">
            <text:p>0</text:p>
          </table:table-cell>
          <table:table-cell table:style-name="ce11" office:value-type="float" office:value="201050101012" calcext:value-type="float">
            <text:p>201050101012 </text:p>
          </table:table-cell>
          <table:table-cell table:style-name="ce83" office:value-type="string" office:string-value=" Retención Fuente 1%, otros pagos                                                 " calcext:value-type="string">
            <text:p><text:s text:c="2"/>Retención Fuente 1%, otros pagos <text:s text:c="49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8]-[.J1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3" calcext:value-type="float">
            <text:p>201050101013 </text:p>
          </table:table-cell>
          <table:table-cell table:style-name="ce83" office:value-type="string" office:string-value=" Retención Fuente 2%, otros conceptos                                             " calcext:value-type="string">
            <text:p><text:s text:c="2"/>Retención Fuente 2%, otros conceptos <text:s text:c="45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19]-[.E19]+[.F19]" office:value-type="float" office:value="0" calcext:value-type="float">
            <text:p>0</text:p>
          </table:table-cell>
          <table:table-cell table:style-name="ce11" office:value-type="float" office:value="201050101013" calcext:value-type="float">
            <text:p>201050101013 </text:p>
          </table:table-cell>
          <table:table-cell table:style-name="ce83" office:value-type="string" office:string-value=" Retención Fuente 2%, otros conceptos                                             " calcext:value-type="string">
            <text:p><text:s text:c="2"/>Retención Fuente 2%, otros conceptos <text:s text:c="45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5" calcext:value-type="float">
            <text:p>201050101015 </text:p>
          </table:table-cell>
          <table:table-cell table:style-name="ce83" office:value-type="string" office:string-value=" Retención Fuente 1%, publicidad                                                  " calcext:value-type="string">
            <text:p><text:s text:c="2"/>Retención Fuente 1%, publicidad <text:s text:c="50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0]-[.E20]+[.F20]" office:value-type="float" office:value="0" calcext:value-type="float">
            <text:p>0</text:p>
          </table:table-cell>
          <table:table-cell table:style-name="ce11" office:value-type="float" office:value="201050101015" calcext:value-type="float">
            <text:p>201050101015 </text:p>
          </table:table-cell>
          <table:table-cell table:style-name="ce83" office:value-type="string" office:string-value=" Retención Fuente 1%, publicidad                                                  " calcext:value-type="string">
            <text:p><text:s text:c="2"/>Retención Fuente 1%, publicidad <text:s text:c="50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0]-[.J2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7" calcext:value-type="float">
            <text:p>201050101017 </text:p>
          </table:table-cell>
          <table:table-cell table:style-name="ce83" office:value-type="string" office:string-value=" Retención  Fuente otros porcentajes                                              " calcext:value-type="string">
            <text:p><text:s text:c="2"/>Retención <text:s/>Fuente otros porcentajes <text:s text:c="46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1]-[.E21]+[.F21]" office:value-type="float" office:value="0" calcext:value-type="float">
            <text:p>0</text:p>
          </table:table-cell>
          <table:table-cell table:style-name="ce11" office:value-type="float" office:value="201050101017" calcext:value-type="float">
            <text:p>201050101017 </text:p>
          </table:table-cell>
          <table:table-cell table:style-name="ce83" office:value-type="string" office:string-value=" Retención  Fuente otros porcentajes                                              " calcext:value-type="string">
            <text:p><text:s text:c="2"/>Retención <text:s/>Fuente otros porcentajes <text:s text:c="46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1019" calcext:value-type="float">
            <text:p>201050101019 </text:p>
          </table:table-cell>
          <table:table-cell table:style-name="ce83" office:value-type="string" office:string-value=" Retención Fuente 1.75% otros conceptos (micro empresas)                           " calcext:value-type="string">
            <text:p><text:s text:c="2"/>Retención Fuente 1.75% otros conceptos (micro empresas) <text:s text:c="27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2]-[.E22]+[.F22]" office:value-type="float" office:value="0" calcext:value-type="float">
            <text:p>0</text:p>
          </table:table-cell>
          <table:table-cell table:style-name="ce11" office:value-type="float" office:value="201050101019" calcext:value-type="float">
            <text:p>201050101019 </text:p>
          </table:table-cell>
          <table:table-cell table:style-name="ce83" office:value-type="string" office:string-value=" Retención Fuente 1.75% otros conceptos (micro empresas)                           " calcext:value-type="string">
            <text:p><text:s text:c="2"/>Retención Fuente 1.75% otros conceptos (micro empresas) <text:s text:c="27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2]-[.J2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 Retención de IVA " calcext:value-type="string">
            <text:p><text:s text:c="2"/>Retención de IVA <text:s/></text:p>
          </table:table-cell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85" office:value-type="string" office:string-value=" Retención de IVA " calcext:value-type="string">
            <text:p><text:s text:c="2"/>Retención de IVA <text:s/></text:p>
          </table:table-cell>
          <table:table-cell table:style-name="ce106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1" calcext:value-type="float">
            <text:p>201050102001 </text:p>
          </table:table-cell>
          <table:table-cell table:style-name="ce83" office:value-type="string" office:string-value="Retención  IVA 30%                                                              " calcext:value-type="string">
            <text:p><text:s/>Retención <text:s/>IVA 30% <text:s text:c="62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5]-[.E25]+[.F25]" office:value-type="float" office:value="0" calcext:value-type="float">
            <text:p>0</text:p>
          </table:table-cell>
          <table:table-cell table:style-name="ce11" office:value-type="float" office:value="201050102001" calcext:value-type="float">
            <text:p>201050102001 </text:p>
          </table:table-cell>
          <table:table-cell table:style-name="ce83" office:value-type="string" office:string-value="Retención  IVA 30%                                                              " calcext:value-type="string">
            <text:p><text:s/>Retención <text:s/>IVA 30% <text:s text:c="62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2" calcext:value-type="float">
            <text:p>201050102002 </text:p>
          </table:table-cell>
          <table:table-cell table:style-name="ce83" office:value-type="string" office:string-value="Retención  IVA 70%                                                              " calcext:value-type="string">
            <text:p><text:s/>Retención <text:s/>IVA 70% <text:s text:c="62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6]-[.E26]+[.F26]" office:value-type="float" office:value="0" calcext:value-type="float">
            <text:p>0</text:p>
          </table:table-cell>
          <table:table-cell table:style-name="ce11" office:value-type="float" office:value="201050102002" calcext:value-type="float">
            <text:p>201050102002 </text:p>
          </table:table-cell>
          <table:table-cell table:style-name="ce83" office:value-type="string" office:string-value="Retención  IVA 70%                                                              " calcext:value-type="string">
            <text:p><text:s/>Retención <text:s/>IVA 70% <text:s text:c="62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6]-[.J2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3" calcext:value-type="float">
            <text:p>201050102003 </text:p>
          </table:table-cell>
          <table:table-cell table:style-name="ce83" office:value-type="string" office:string-value="Retención  IVA 100%                                                             " calcext:value-type="string">
            <text:p><text:s/>Retención <text:s/>IVA 100% <text:s text:c="61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7]-[.E27]+[.F27]" office:value-type="float" office:value="0" calcext:value-type="float">
            <text:p>0</text:p>
          </table:table-cell>
          <table:table-cell table:style-name="ce11" office:value-type="float" office:value="201050102003" calcext:value-type="float">
            <text:p>201050102003 </text:p>
          </table:table-cell>
          <table:table-cell table:style-name="ce83" office:value-type="string" office:string-value="Retención  IVA 100%                                                             " calcext:value-type="string">
            <text:p><text:s/>Retención <text:s/>IVA 100% <text:s text:c="61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7]-[.J2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7" calcext:value-type="float">
            <text:p>201050102007 </text:p>
          </table:table-cell>
          <table:table-cell table:style-name="ce83" office:value-type="string" office:string-value="Retención  IVA 10%                                                              " calcext:value-type="string">
            <text:p><text:s/>Retención <text:s/>IVA 10% <text:s text:c="62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8]-[.E28]+[.F28]" office:value-type="float" office:value="0" calcext:value-type="float">
            <text:p>0</text:p>
          </table:table-cell>
          <table:table-cell table:style-name="ce11" office:value-type="float" office:value="201050102007" calcext:value-type="float">
            <text:p>201050102007 </text:p>
          </table:table-cell>
          <table:table-cell table:style-name="ce83" office:value-type="string" office:string-value="Retención  IVA 10%                                                              " calcext:value-type="string">
            <text:p><text:s/>Retención <text:s/>IVA 10% <text:s text:c="62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8]-[.J2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8" calcext:value-type="float">
            <text:p>201050102008 </text:p>
          </table:table-cell>
          <table:table-cell table:style-name="ce83" office:value-type="string" office:string-value=" Retención IVA 20%                                                                " calcext:value-type="string">
            <text:p><text:s text:c="2"/>Retención IVA 20% <text:s text:c="64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29]-[.E29]+[.F29]" office:value-type="float" office:value="0" calcext:value-type="float">
            <text:p>0</text:p>
          </table:table-cell>
          <table:table-cell table:style-name="ce11" office:value-type="float" office:value="201050102008" calcext:value-type="float">
            <text:p>201050102008 </text:p>
          </table:table-cell>
          <table:table-cell table:style-name="ce83" office:value-type="string" office:string-value=" Retención IVA 20%                                                                " calcext:value-type="string">
            <text:p><text:s text:c="2"/>Retención IVA 20% <text:s text:c="64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29]-[.J2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31"/>
          <table:table-cell table:style-name="ce106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Impuestos" calcext:value-type="string">
            <text:p><text:s/>Impuestos </text:p>
          </table:table-cell>
          <table:table-cell table:style-name="ce34"/>
          <table:table-cell table:style-name="ce106" table:number-columns-repeated="3"/>
          <table:table-cell table:style-name="ce105"/>
          <table:table-cell table:style-name="ce11"/>
          <table:table-cell table:style-name="ce85" office:value-type="string" office:string-value="Impuestos" calcext:value-type="string">
            <text:p><text:s/>Impuestos </text:p>
          </table:table-cell>
          <table:table-cell table:style-name="ce106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5" calcext:value-type="float">
            <text:p>201050102005 </text:p>
          </table:table-cell>
          <table:table-cell table:style-name="ce83" office:value-type="string" office:string-value="12% IVA  Ventas                                                                 " calcext:value-type="string">
            <text:p><text:s/>12% IVA <text:s/>Ventas <text:s text:c="65"/></text:p>
          </table:table-cell>
          <table:table-cell table:style-name="ce34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5" table:formula="of:=[.D32]-[.E32]+[.F32]" office:value-type="float" office:value="0" calcext:value-type="float">
            <text:p>0</text:p>
          </table:table-cell>
          <table:table-cell table:style-name="ce11" office:value-type="float" office:value="201050102005" calcext:value-type="float">
            <text:p>201050102005 </text:p>
          </table:table-cell>
          <table:table-cell table:style-name="ce83" office:value-type="string" office:string-value="12% IVA  Ventas                                                                 " calcext:value-type="string">
            <text:p><text:s/>12% IVA <text:s/>Ventas <text:s text:c="65"/></text:p>
          </table:table-cell>
          <table:table-cell table:style-name="ce106" office:value-type="float" office:value="0" calcext:value-type="float">
            <text:p>0</text:p>
          </table:table-cell>
          <table:table-cell table:style-name="ce146" table:formula="of:=+[.G32]-[.J3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1050102006" calcext:value-type="float">
            <text:p>201050102006 </text:p>
          </table:table-cell>
          <table:table-cell table:style-name="ce83" office:value-type="string" office:string-value="PAGO DE IMPUESTOS                                                               " calcext:value-type="string">
            <text:p><text:s/>PAGO DE IMPUESTOS <text:s text:c="63"/></text:p>
          </table:table-cell>
          <table:table-cell table:style-name="ce34"/>
          <table:table-cell table:style-name="ce106" office:value-type="float" office:value="39298.54" calcext:value-type="float">
            <text:p>39,299</text:p>
          </table:table-cell>
          <table:table-cell table:style-name="ce106" table:number-columns-repeated="2"/>
          <table:table-cell table:style-name="ce105" table:formula="of:=[.D33]-[.E33]+[.F33]" office:value-type="float" office:value="39298.54" calcext:value-type="float">
            <text:p>39,299</text:p>
          </table:table-cell>
          <table:table-cell table:style-name="ce11" office:value-type="float" office:value="201050102006" calcext:value-type="float">
            <text:p>201050102006 </text:p>
          </table:table-cell>
          <table:table-cell table:style-name="ce83" office:value-type="string" office:string-value="PAGO DE IMPUESTOS                                                               " calcext:value-type="string">
            <text:p><text:s/>PAGO DE IMPUESTOS <text:s text:c="63"/></text:p>
          </table:table-cell>
          <table:table-cell table:style-name="ce106" office:value-type="float" office:value="75783.79" calcext:value-type="float">
            <text:p>75,784</text:p>
          </table:table-cell>
          <table:table-cell table:style-name="ce146" table:formula="of:=+[.G33]-[.J33]" office:value-type="float" office:value="-36485.25" calcext:value-type="float">
            <text:p>-36,48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31"/>
          <table:table-cell table:style-name="ce34"/>
          <table:table-cell table:style-name="ce106" table:number-columns-repeated="3"/>
          <table:table-cell table:style-name="ce105"/>
          <table:table-cell table:style-name="ce23"/>
          <table:table-cell table:style-name="ce31"/>
          <table:table-cell table:style-name="ce106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4"/>
          <table:table-cell table:style-name="ce86" table:number-columns-repeated="2"/>
          <table:table-cell table:style-name="ce107" table:number-columns-repeated="3"/>
          <table:table-cell table:style-name="ce127"/>
          <table:table-cell table:style-name="ce130"/>
          <table:table-cell table:style-name="ce135"/>
          <table:table-cell table:style-name="ce107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8" table:formula="of:=SUM([.D9:.D35])" office:value-type="float" office:value="39298.54" calcext:value-type="float">
            <text:p>39,299</text:p>
          </table:table-cell>
          <table:table-cell table:style-name="ce108" table:formula="of:=SUM([.E9:.E35])" office:value-type="float" office:value="0" calcext:value-type="float">
            <text:p>0</text:p>
          </table:table-cell>
          <table:table-cell table:style-name="ce108" table:formula="of:=SUM([.F9:.F35])" office:value-type="float" office:value="0" calcext:value-type="float">
            <text:p>0</text:p>
          </table:table-cell>
          <table:table-cell table:style-name="ce108" table:formula="of:=SUM([.G9:.G35])" office:value-type="float" office:value="39298.54" calcext:value-type="float">
            <text:p>39,299</text:p>
          </table:table-cell>
          <table:table-cell table:style-name="ce41" table:number-columns-repeated="2"/>
          <table:table-cell table:style-name="ce108" table:formula="of:=SUM([.J9:.J35])" office:value-type="float" office:value="75783.79" calcext:value-type="float">
            <text:p>75,784</text:p>
          </table:table-cell>
          <table:table-cell table:style-name="ce148" table:formula="of:=SUM([.K9:.K35])" office:value-type="float" office:value="-36485.25" calcext:value-type="float">
            <text:p>-36,485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44" table:number-columns-repeated="12"/>
          <table:table-cell table:number-columns-repeated="1012"/>
        </table:table-row>
        <table:table-row table:style-name="ro2">
          <table:table-cell table:style-name="ce4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4" table:number-columns-repeated="2"/>
          <table:table-cell table:style-name="ce55"/>
          <table:table-cell table:style-name="ce56"/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Retención a la Fuente</text:p>
          </table:table-cell>
          <table:table-cell table:style-name="ce57"/>
          <table:table-cell table:style-name="ce113" table:formula="of:=SUM([.G11:.G22])" office:value-type="float" office:value="0" calcext:value-type="float">
            <text:p>0</text:p>
          </table:table-cell>
          <table:table-cell table:style-name="ce113" table:formula="of:=SUM([.J11:.J22])" office:value-type="float" office:value="0" calcext:value-type="float">
            <text:p>0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Retención al IVA</text:p>
          </table:table-cell>
          <table:table-cell table:style-name="ce57"/>
          <table:table-cell table:style-name="ce113" table:formula="of:=SUM([.G25:.G29])" office:value-type="float" office:value="0" calcext:value-type="float">
            <text:p>0</text:p>
          </table:table-cell>
          <table:table-cell table:style-name="ce113" table:formula="of:=SUM([.J25:.J29])" office:value-type="float" office:value="0" calcext:value-type="float">
            <text:p>0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Impuestos</text:p>
          </table:table-cell>
          <table:table-cell table:style-name="ce57"/>
          <table:table-cell table:style-name="ce113" table:formula="of:=SUM([.G32:.G34])" office:value-type="float" office:value="39298.54" calcext:value-type="float">
            <text:p>39,299</text:p>
          </table:table-cell>
          <table:table-cell table:style-name="ce113" table:formula="of:=SUM([.J32:.J34])" office:value-type="float" office:value="75783.79" calcext:value-type="float">
            <text:p>75,784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table:number-columns-repeated="2"/>
          <table:table-cell table:style-name="ce114" table:number-columns-repeated="2"/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6" table:formula="of:=+SUM([.D41:.D44])" office:value-type="float" office:value="39298.54" calcext:value-type="float">
            <text:p>39,299</text:p>
          </table:table-cell>
          <table:table-cell table:style-name="ce116" table:formula="of:=+SUM([.E41:.E44])" office:value-type="float" office:value="75783.79" calcext:value-type="float">
            <text:p>75,784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4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6"/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3">
          <table:table-cell table:style-name="ce44" table:number-columns-repeated="10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4">
          <table:table-cell table:style-name="ce44" table:number-columns-repeated="12"/>
          <table:table-cell table:number-columns-repeated="1012"/>
        </table:table-row>
        <table:table-row table:style-name="ro2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currency-style style:name="N12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">
      <number:number number:decimal-places="2" loext:min-decimal-places="2" number:min-integer-digits="0" number:grouping="true"/>
    </number:number-style>
    <number:number-style style:name="N15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2:00:30.1987994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6T12:28:03.106324190</dc:date>
    <meta:editing-cycles>8</meta:editing-cycles>
    <meta:editing-duration>PT59M2S</meta:editing-duration>
    <meta:document-statistic meta:table-count="1" meta:cell-count="218" meta:object-count="0"/>
  </office:meta>
</office:document-meta>
</file>